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9.103cm"/>
    </style:style>
    <style:style style:name="co4" style:family="table-column">
      <style:table-column-properties fo:break-before="auto" style:column-width="3.11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4" office:value-type="string" calcext:value-type="string">
            <text:p>mh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shelfmark</text:p>
          </table:table-cell>
          <table:table-cell table:style-name="ce7" office:value-type="string" calcext:value-type="string">
            <text:p>permalink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edited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Add MS 41633</text:p>
          </table:table-cell>
          <table:table-cell office:value-type="string" calcext:value-type="string">
            <text:p>http://www.bl.uk/manuscripts/FullDisplay.aspx?ref=Add_MS_41633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 adoratione nostra</text:p>
          </table:table-cell>
          <table:table-cell office:value-type="string" calcext:value-type="string">
            <text:p>Add 32.17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Add 32.173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rhebt euch Christen</text:p>
          </table:table-cell>
          <table:table-cell office:value-type="string" calcext:value-type="string">
            <text:p>Add 32.173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Vier deutsche Choralvespern</text:p>
          </table:table-cell>
          <table:table-cell office:value-type="string" calcext:value-type="string">
            <text:p>Add 32.173</text:p>
          </table:table-cell>
          <table:table-cell office:value-type="string" calcext:value-type="string">
            <text:p>http://www.bl.uk/manuscripts/FullDisplay.aspx?ref=Add_MS_32173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us Davids Psalmen</text:p>
          </table:table-cell>
          <table:table-cell office:value-type="string" calcext:value-type="string">
            <text:p>Add 32.173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Add 32.173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eutsches Regina coeli</text:p>
          </table:table-cell>
          <table:table-cell office:value-type="string" calcext:value-type="string">
            <text:p>Add 32.173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eutsches Te Deum</text:p>
          </table:table-cell>
          <table:table-cell office:value-type="string" calcext:value-type="string">
            <text:p>Add 32.173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3:Sheet1.C1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.00.0000</text:date>, <text:time style:data-style-name="N2" text:time-value="11:31:39.024373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9:11:25.323427243</meta:creation-date>
    <dc:date>2022-06-07T11:32:00.194596658</dc:date>
    <meta:editing-duration>PT1H31M55S</meta:editing-duration>
    <meta:editing-cycles>59</meta:editing-cycles>
    <meta:generator>LibreOffice/7.3.3.2$Linux_X86_64 LibreOffice_project/30$Build-2</meta:generator>
    <meta:document-statistic meta:table-count="1" meta:cell-count="36" meta:object-count="0"/>
  </office:meta>
</office:document-meta>
</file>